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3021in" fo:margin-left="0.0903in" fo:margin-top="0in" fo:margin-bottom="0in" table:align="left" style:writing-mode="lr-tb"/>
    </style:style>
    <style:style style:name="Table1.A" style:family="table-column">
      <style:table-column-properties style:column-width="0.3951in"/>
    </style:style>
    <style:style style:name="Table1.B" style:family="table-column">
      <style:table-column-properties style:column-width="3.5521in"/>
    </style:style>
    <style:style style:name="Table1.C" style:family="table-column">
      <style:table-column-properties style:column-width="3.3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1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4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A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.C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4" style:family="table">
      <style:table-properties style:width="7.3021in" fo:margin-left="0.0903in" fo:margin-top="0in" fo:margin-bottom="0in" table:align="left" style:writing-mode="lr-tb"/>
    </style:style>
    <style:style style:name="Table4.A" style:family="table-column">
      <style:table-column-properties style:column-width="0.7493in"/>
    </style:style>
    <style:style style:name="Table4.B" style:family="table-column">
      <style:table-column-properties style:column-width="3.1979in"/>
    </style:style>
    <style:style style:name="Table4.C" style:family="table-column">
      <style:table-column-properties style:column-width="3.354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4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4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4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4.C2" style:family="table-cell">
      <style:table-cell-properties style:vertical-align="" fo:background-color="#ffcccc" fo:padding="0.0694in" fo:border-left="none" fo:border-right="1pt solid #000000" fo:border-top="none" fo:border-bottom="1pt solid #000000">
        <style:background-image/>
      </style:table-cell-properties>
    </style:style>
    <style:style style:name="Table4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4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4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5" style:family="table">
      <style:table-properties style:width="7.3021in" fo:margin-left="0.0903in" fo:margin-top="0in" fo:margin-bottom="0in" table:align="left" style:writing-mode="lr-tb"/>
    </style:style>
    <style:style style:name="Table5.A" style:family="table-column">
      <style:table-column-properties style:column-width="0.7493in"/>
    </style:style>
    <style:style style:name="Table5.B" style:family="table-column">
      <style:table-column-properties style:column-width="3.1979in"/>
    </style:style>
    <style:style style:name="Table5.C" style:family="table-column">
      <style:table-column-properties style:column-width="3.354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5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5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5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5.C2" style:family="table-cell">
      <style:table-cell-properties style:vertical-align="" fo:background-color="#ffcccc" fo:padding="0.0694in" fo:border-left="none" fo:border-right="1pt solid #000000" fo:border-top="none" fo:border-bottom="1pt solid #000000">
        <style:background-image/>
      </style:table-cell-properties>
    </style:style>
    <style:style style:name="Table5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5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5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1" style:family="table">
      <style:table-properties style:width="7.3021in" fo:margin-left="0.0903in" fo:margin-top="0in" fo:margin-bottom="0in" table:align="left" style:writing-mode="lr-tb"/>
    </style:style>
    <style:style style:name="Table11.A" style:family="table-column">
      <style:table-column-properties style:column-width="0.7493in"/>
    </style:style>
    <style:style style:name="Table11.B" style:family="table-column">
      <style:table-column-properties style:column-width="3.1979in"/>
    </style:style>
    <style:style style:name="Table11.C" style:family="table-column">
      <style:table-column-properties style:column-width="3.3549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11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11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1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1.C2" style:family="table-cell">
      <style:table-cell-properties style:vertical-align="" fo:background-color="#ffcccc" fo:padding="0.0694in" fo:border-left="none" fo:border-right="1pt solid #000000" fo:border-top="none" fo:border-bottom="1pt solid #000000">
        <style:background-image/>
      </style:table-cell-properties>
    </style:style>
    <style:style style:name="Table11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1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1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6" style:family="table">
      <style:table-properties style:width="7.3021in" fo:margin-left="0.0903in" fo:margin-top="0in" fo:margin-bottom="0in" table:align="left" style:writing-mode="lr-tb"/>
    </style:style>
    <style:style style:name="Table6.A" style:family="table-column">
      <style:table-column-properties style:column-width="0.7493in"/>
    </style:style>
    <style:style style:name="Table6.B" style:family="table-column">
      <style:table-column-properties style:column-width="3.1979in"/>
    </style:style>
    <style:style style:name="Table6.C" style:family="table-column">
      <style:table-column-properties style:column-width="3.354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6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6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6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6.C2" style:family="table-cell">
      <style:table-cell-properties style:vertical-align="" fo:background-color="#ffcccc" fo:padding="0.0694in" fo:border-left="none" fo:border-right="1pt solid #000000" fo:border-top="none" fo:border-bottom="1pt solid #000000">
        <style:background-image/>
      </style:table-cell-properties>
    </style:style>
    <style:style style:name="Table6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6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6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" style:family="table">
      <style:table-properties style:width="7.3021in" fo:margin-left="0.0903in" fo:margin-top="0in" fo:margin-bottom="0in" table:align="left" style:writing-mode="lr-tb"/>
    </style:style>
    <style:style style:name="Table2.A" style:family="table-column">
      <style:table-column-properties style:column-width="0.7493in"/>
    </style:style>
    <style:style style:name="Table2.B" style:family="table-column">
      <style:table-column-properties style:column-width="3.1979in"/>
    </style:style>
    <style:style style:name="Table2.C" style:family="table-column">
      <style:table-column-properties style:column-width="3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2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2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C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A4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C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A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C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7" style:family="table">
      <style:table-properties style:width="7.3021in" fo:margin-left="0.0903in" fo:margin-top="0in" fo:margin-bottom="0in" table:align="left" style:writing-mode="lr-tb"/>
    </style:style>
    <style:style style:name="Table7.A" style:family="table-column">
      <style:table-column-properties style:column-width="0.8778in"/>
    </style:style>
    <style:style style:name="Table7.B" style:family="table-column">
      <style:table-column-properties style:column-width="3.0694in"/>
    </style:style>
    <style:style style:name="Table7.C" style:family="table-column">
      <style:table-column-properties style:column-width="3.354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7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7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7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7.C2" style:family="table-cell">
      <style:table-cell-properties style:vertical-align="" fo:background-color="#ffcccc" fo:padding="0.0694in" fo:border-left="none" fo:border-right="1pt solid #000000" fo:border-top="none" fo:border-bottom="1pt solid #000000">
        <style:background-image/>
      </style:table-cell-properties>
    </style:style>
    <style:style style:name="Table7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7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7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8" style:family="table">
      <style:table-properties style:width="7.3021in" fo:margin-left="0.0903in" fo:margin-top="0in" fo:margin-bottom="0in" table:align="left" style:writing-mode="lr-tb"/>
    </style:style>
    <style:style style:name="Table8.A" style:family="table-column">
      <style:table-column-properties style:column-width="0.8778in"/>
    </style:style>
    <style:style style:name="Table8.B" style:family="table-column">
      <style:table-column-properties style:column-width="3.0694in"/>
    </style:style>
    <style:style style:name="Table8.C" style:family="table-column">
      <style:table-column-properties style:column-width="3.354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8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8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8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8.C2" style:family="table-cell">
      <style:table-cell-properties style:vertical-align="" fo:background-color="#ffcccc" fo:padding="0.0694in" fo:border-left="none" fo:border-right="1pt solid #000000" fo:border-top="none" fo:border-bottom="1pt solid #000000">
        <style:background-image/>
      </style:table-cell-properties>
    </style:style>
    <style:style style:name="Table8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8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8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9" style:family="table">
      <style:table-properties style:width="7.3021in" fo:margin-left="0.0903in" fo:margin-top="0in" fo:margin-bottom="0in" table:align="left" style:writing-mode="lr-tb"/>
    </style:style>
    <style:style style:name="Table9.A" style:family="table-column">
      <style:table-column-properties style:column-width="0.8778in"/>
    </style:style>
    <style:style style:name="Table9.B" style:family="table-column">
      <style:table-column-properties style:column-width="3.0694in"/>
    </style:style>
    <style:style style:name="Table9.C" style:family="table-column">
      <style:table-column-properties style:column-width="3.354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9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9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9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9.C2" style:family="table-cell">
      <style:table-cell-properties style:vertical-align="" fo:background-color="#ffcccc" fo:padding="0.0694in" fo:border-left="none" fo:border-right="1pt solid #000000" fo:border-top="none" fo:border-bottom="1pt solid #000000">
        <style:background-image/>
      </style:table-cell-properties>
    </style:style>
    <style:style style:name="Table9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9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9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0" style:family="table">
      <style:table-properties style:width="7.3021in" fo:margin-left="0.0903in" fo:margin-top="0in" fo:margin-bottom="0in" table:align="left" style:writing-mode="lr-tb"/>
    </style:style>
    <style:style style:name="Table10.A" style:family="table-column">
      <style:table-column-properties style:column-width="0.8778in"/>
    </style:style>
    <style:style style:name="Table10.B" style:family="table-column">
      <style:table-column-properties style:column-width="3.0694in"/>
    </style:style>
    <style:style style:name="Table10.C" style:family="table-column">
      <style:table-column-properties style:column-width="3.354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c5f5e7" fo:padding="0.0694in" fo:border="1pt solid #000000">
        <style:background-image/>
      </style:table-cell-properties>
    </style:style>
    <style:style style:name="Table10.B1" style:family="table-cell">
      <style:table-cell-properties style:vertical-align="" fo:background-color="#c5f5e7" fo:padding="0.0694in" fo:border-left="none" fo:border-right="1pt solid #000000" fo:border-top="1pt solid #000000" fo:border-bottom="1pt solid #000000">
        <style:background-image/>
      </style:table-cell-properties>
    </style:style>
    <style:style style:name="Table10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0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0.C2" style:family="table-cell">
      <style:table-cell-properties style:vertical-align="" fo:background-color="#ffcccc" fo:padding="0.0694in" fo:border-left="none" fo:border-right="1pt solid #000000" fo:border-top="none" fo:border-bottom="1pt solid #000000">
        <style:background-image/>
      </style:table-cell-properties>
    </style:style>
    <style:style style:name="Table10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10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10.C3" style:family="table-cell">
      <style:table-cell-properties style:vertical-align="" fo:padding="0.0694in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background-color="#ffffff"/>
    </style:style>
    <style:style style:name="P3" style:family="paragraph" style:parent-style-name="Standard">
      <style:paragraph-properties fo:text-align="start" style:justify-single-word="false"/>
      <style:text-properties officeooo:rsid="001bf47f" officeooo:paragraph-rsid="001bf47f"/>
    </style:style>
    <style:style style:name="P4" style:family="paragraph" style:parent-style-name="Standard">
      <style:paragraph-properties fo:text-align="start" style:justify-single-word="false"/>
      <style:text-properties officeooo:rsid="001d0964" officeooo:paragraph-rsid="001d0964"/>
    </style:style>
    <style:style style:name="P5" style:family="paragraph" style:parent-style-name="Standard">
      <style:paragraph-properties fo:text-align="start" style:justify-single-word="false"/>
      <style:text-properties officeooo:rsid="001d0964" officeooo:paragraph-rsid="001d0fea"/>
    </style:style>
    <style:style style:name="P6" style:family="paragraph" style:parent-style-name="Standard">
      <style:paragraph-properties fo:text-align="start" style:justify-single-word="false"/>
      <style:text-properties officeooo:rsid="001d0fea" officeooo:paragraph-rsid="001d0fea"/>
    </style:style>
    <style:style style:name="P7" style:family="paragraph" style:parent-style-name="Standard">
      <style:paragraph-properties fo:padding="0in" fo:border="none"/>
    </style:style>
    <style:style style:name="P8" style:family="paragraph" style:parent-style-name="Standard">
      <style:paragraph-properties fo:padding="0in" fo:border="none"/>
      <style:text-properties fo:font-weight="bold" style:font-weight-asian="bold"/>
    </style:style>
    <style:style style:name="P9" style:family="paragraph" style:parent-style-name="Heading_20_1">
      <style:paragraph-properties fo:padding="0in" fo:border="none"/>
    </style:style>
    <style:style style:name="P10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font-style="italic" officeooo:rsid="001bf47f" officeooo:paragraph-rsid="001bf47f" fo:background-color="#ffffff" style:font-style-asian="italic" style:font-style-complex="italic"/>
    </style:style>
    <style:style style:name="P11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font-style="italic" officeooo:rsid="001bf47f" officeooo:paragraph-rsid="001bf47f" style:font-style-asian="italic" style:font-style-complex="italic"/>
    </style:style>
    <style:style style:name="P12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font-style="italic" officeooo:rsid="001d0964" officeooo:paragraph-rsid="001d0964" style:font-style-asian="italic" style:font-style-complex="italic"/>
    </style:style>
    <style:style style:name="P13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font-style="italic" officeooo:rsid="001d0964" officeooo:paragraph-rsid="001d0fea" style:font-style-asian="italic" style:font-style-complex="italic"/>
    </style:style>
    <style:style style:name="P14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officeooo:rsid="001bf47f" officeooo:paragraph-rsid="001bf47f"/>
    </style:style>
    <style:style style:name="P15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officeooo:rsid="001bf47f" officeooo:paragraph-rsid="001d0964"/>
    </style:style>
    <style:style style:name="P16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officeooo:rsid="001bf47f" officeooo:paragraph-rsid="001d0fea"/>
    </style:style>
    <style:style style:name="P17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font-style="normal" officeooo:rsid="001bf47f" officeooo:paragraph-rsid="001bf47f" style:font-style-asian="normal" style:font-style-complex="normal"/>
    </style:style>
    <style:style style:name="P18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font-style="normal" officeooo:rsid="001bf47f" officeooo:paragraph-rsid="001d0fea" style:font-style-asian="normal" style:font-style-complex="normal"/>
    </style:style>
    <style:style style:name="P19" style:family="paragraph" style:parent-style-name="Heading_20_2">
      <style:paragraph-properties fo:margin-left="0.0693in" fo:margin-right="0in" fo:margin-top="0in" fo:margin-bottom="0in" style:contextual-spacing="false" fo:line-height="100%" fo:text-align="center" style:justify-single-word="false" fo:text-indent="0in" style:auto-text-indent="false"/>
    </style:style>
    <style:style style:name="P20" style:family="paragraph" style:parent-style-name="Heading_20_2">
      <style:paragraph-properties fo:margin-left="0.0693in" fo:margin-right="0in" fo:margin-top="0in" fo:margin-bottom="0in" style:contextual-spacing="false" fo:line-height="100%" fo:text-align="center" style:justify-single-word="false" fo:text-indent="0in" style:auto-text-indent="false"/>
      <style:text-properties officeooo:paragraph-rsid="001d0964"/>
    </style:style>
    <style:style style:name="P21" style:family="paragraph" style:parent-style-name="Heading_20_2">
      <style:paragraph-properties fo:margin-left="0.0693in" fo:margin-right="0in" fo:margin-top="0in" fo:margin-bottom="0in" style:contextual-spacing="false" fo:line-height="100%" fo:text-align="center" style:justify-single-word="false" fo:text-indent="0in" style:auto-text-indent="false"/>
      <style:text-properties officeooo:paragraph-rsid="001d0fea"/>
    </style:style>
    <style:style style:name="P22" style:family="paragraph" style:parent-style-name="Heading_20_2">
      <style:paragraph-properties fo:margin-top="0in" fo:margin-bottom="0in" style:contextual-spacing="false" fo:line-height="100%"/>
    </style:style>
    <style:style style:name="P23" style:family="paragraph" style:parent-style-name="Heading_20_2">
      <style:paragraph-properties fo:margin-top="0in" fo:margin-bottom="0in" style:contextual-spacing="false" fo:line-height="100%"/>
      <style:text-properties officeooo:paragraph-rsid="001d0964"/>
    </style:style>
    <style:style style:name="P24" style:family="paragraph" style:parent-style-name="Heading_20_2">
      <style:paragraph-properties fo:margin-top="0in" fo:margin-bottom="0in" style:contextual-spacing="false" fo:line-height="100%"/>
      <style:text-properties officeooo:paragraph-rsid="001d0fea"/>
    </style:style>
    <style:style style:name="P25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6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1bf47f"/>
    </style:style>
    <style:style style:name="P27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1bf47f" officeooo:paragraph-rsid="001bf47f"/>
    </style:style>
    <style:style style:name="P28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1bf47f" officeooo:paragraph-rsid="001d0964"/>
    </style:style>
    <style:style style:name="P29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1bf47f" officeooo:paragraph-rsid="001d0fea"/>
    </style:style>
    <style:style style:name="P30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c9211e" loext:opacity="100%" officeooo:rsid="001d0964" officeooo:paragraph-rsid="001d0964"/>
    </style:style>
    <style:style style:name="P31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c9211e" loext:opacity="100%" officeooo:rsid="001d0964" officeooo:paragraph-rsid="001d0fea"/>
    </style:style>
    <style:style style:name="P32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c9211e" loext:opacity="100%" style:font-name="Bitter" fo:font-weight="bold" officeooo:rsid="001d0fea" officeooo:paragraph-rsid="001d0fea" style:font-name-asian="Bitter1" style:font-weight-asian="bold" style:font-name-complex="Bitter1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bf47f" officeooo:paragraph-rsid="001bf47f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bf47f" officeooo:paragraph-rsid="001d0964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bf47f" officeooo:paragraph-rsid="001d0fea"/>
    </style:style>
    <style:style style:name="P36" style:family="paragraph" style:parent-style-name="Heading_20_1">
      <style:paragraph-properties fo:margin-top="0.278in" fo:margin-bottom="0in" style:contextual-spacing="false" fo:line-height="100%"/>
      <style:text-properties officeooo:paragraph-rsid="001d0fea"/>
    </style:style>
    <style:style style:name="P37" style:family="paragraph" style:parent-style-name="Heading_20_1">
      <style:paragraph-properties fo:margin-top="0.278in" fo:margin-bottom="0in" style:contextual-spacing="false" fo:line-height="100%"/>
      <style:text-properties fo:color="#c9211e" loext:opacity="100%" officeooo:paragraph-rsid="001d0964"/>
    </style:style>
    <style:style style:name="P38" style:family="paragraph" style:parent-style-name="Heading_20_1">
      <style:paragraph-properties fo:margin-top="0.278in" fo:margin-bottom="0in" style:contextual-spacing="false" fo:line-height="100%"/>
      <style:text-properties fo:color="#c9211e" loext:opacity="100%" officeooo:paragraph-rsid="001d0fea"/>
    </style:style>
    <style:style style:name="P39" style:family="paragraph" style:parent-style-name="Standard">
      <style:paragraph-properties fo:margin-top="0.278in" fo:margin-bottom="0in" style:contextual-spacing="false" fo:line-height="100%"/>
      <style:text-properties officeooo:paragraph-rsid="001d0964"/>
    </style:style>
    <style:style style:name="P40" style:family="paragraph" style:parent-style-name="Heading_20_1">
      <style:paragraph-properties fo:margin-top="0.278in" fo:margin-bottom="0in" style:contextual-spacing="false" fo:line-height="100%"/>
      <style:text-properties fo:color="#c9211e" loext:opacity="100%" style:font-name="Bitter" fo:font-size="18pt" fo:font-weight="bold" officeooo:rsid="001d0964" officeooo:paragraph-rsid="001d0964" style:font-name-asian="Bitter1" style:font-size-asian="18pt" style:font-weight-asian="bold" style:font-name-complex="Bitter1" style:font-size-complex="18pt"/>
    </style:style>
    <style:style style:name="P41" style:family="paragraph" style:parent-style-name="Heading_20_1">
      <style:paragraph-properties fo:margin-top="0.278in" fo:margin-bottom="0in" style:contextual-spacing="false" fo:line-height="100%"/>
      <style:text-properties officeooo:rsid="001bf47f" officeooo:paragraph-rsid="001d0fea"/>
    </style:style>
    <style:style style:name="P42" style:family="paragraph" style:parent-style-name="Title" style:master-page-name="Standard">
      <style:paragraph-properties style:page-number="1" fo:padding="0in" fo:border="none"/>
      <style:text-properties fo:color="#009a96" loext:opacity="100%" style:font-name="Fontdiner Swanky" fo:font-size="36pt" officeooo:rsid="001bf47f" officeooo:paragraph-rsid="001bf47f" style:font-name-asian="Fontdiner Swanky1" style:font-size-asian="36pt" style:font-name-complex="Fontdiner Swanky1" style:font-size-complex="36pt"/>
    </style:style>
    <style:style style:name="P43" style:family="paragraph" style:parent-style-name="Heading_20_3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1bf47f" officeooo:paragraph-rsid="001bf47f"/>
    </style:style>
    <style:style style:name="P44" style:family="paragraph" style:parent-style-name="Standard">
      <style:paragraph-properties fo:margin-top="0.278in" fo:margin-bottom="0in" style:contextual-spacing="false" fo:line-height="100%"/>
      <style:text-properties fo:color="#c9211e" loext:opacity="100%" style:font-name="Bitter" fo:font-size="18pt" fo:font-weight="bold" officeooo:rsid="001d0964" officeooo:paragraph-rsid="001d0964" style:font-name-asian="Bitter1" style:font-size-asian="18pt" style:font-weight-asian="bold" style:font-name-complex="Bitter1" style:font-size-complex="18pt"/>
    </style:style>
    <style:style style:name="P45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officeooo:rsid="001bf47f" officeooo:paragraph-rsid="001bf47f"/>
    </style:style>
    <style:style style:name="P46" style:family="paragraph" style:parent-style-name="Standard">
      <style:paragraph-properties fo:margin-left="0.0693in" fo:margin-right="0in" fo:text-align="start" style:justify-single-word="false" fo:text-indent="0in" style:auto-text-indent="false"/>
      <style:text-properties fo:font-style="italic" officeooo:rsid="001bf47f" officeooo:paragraph-rsid="001defe2" fo:background-color="#ffffff" style:font-style-asian="italic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bf47f"/>
    </style:style>
    <style:style style:name="T3" style:family="text">
      <style:text-properties fo:font-weight="normal" officeooo:rsid="001bf47f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bf47f"/>
    </style:style>
    <style:style style:name="T7" style:family="text">
      <style:text-properties style:text-position="0% 100%" style:font-name="Bitter" fo:font-weight="bold" style:font-name-asian="Bitter1" style:font-weight-asian="bold" style:font-name-complex="Bitter1"/>
    </style:style>
    <style:style style:name="T8" style:family="text">
      <style:text-properties style:text-position="0% 100%" style:font-name="Bitter" fo:font-weight="bold" officeooo:rsid="001d0fea" style:font-name-asian="Bitter1" style:font-weight-asian="bold" style:font-name-complex="Bitter1"/>
    </style:style>
    <style:style style:name="T9" style:family="text">
      <style:text-properties style:text-position="0% 100%" style:font-name="Bitter" fo:font-size="18pt" fo:font-weight="bold" officeooo:rsid="001d0fea" style:font-name-asian="Bitter1" style:font-size-asian="18pt" style:font-weight-asian="bold" style:font-name-complex="Bitter1" style:font-size-complex="18pt"/>
    </style:style>
    <style:style style:name="T10" style:family="text">
      <style:text-properties officeooo:rsid="001d0964"/>
    </style:style>
    <style:style style:name="T11" style:family="text">
      <style:text-properties style:font-name="Bitter" fo:font-size="18pt" fo:font-weight="bold" officeooo:rsid="001d0964" style:font-name-asian="Bitter1" style:font-size-asian="18pt" style:font-weight-asian="bold" style:font-name-complex="Bitter1" style:font-size-complex="18pt"/>
    </style:style>
    <style:style style:name="T12" style:family="text">
      <style:text-properties style:font-name="Bitter" fo:font-size="18pt" fo:font-weight="bold" officeooo:rsid="001d0fea" style:font-name-asian="Bitter1" style:font-size-asian="18pt" style:font-weight-asian="bold" style:font-name-complex="Bitter1" style:font-size-complex="18pt"/>
    </style:style>
    <style:style style:name="T13" style:family="text">
      <style:text-properties officeooo:rsid="001d0f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Inserire le proprie disponibilità</text:p>
      <text:p text:style-name="P9"><text:bookmark text:name="_jbob8updeyb"/>Informazioni generali</text:p>
      <text:p text:style-name="P7"><text:span text:style-name="T1">Nome caso d’uso</text:span>: <text:span text:style-name="T2">Inserire le proprie disponibilità</text:span></text:p>
      <text:p text:style-name="P8">Portata: <text:span text:style-name="T3">Sistema</text:span></text:p>
      <text:p text:style-name="P8">Livello: <text:span text:style-name="T3">Obiettivo utente</text:span></text:p>
      <text:p text:style-name="P8">Attore primario: <text:span text:style-name="T3">Cuoco, Personale di servizio</text:span></text:p>
      <text:p text:style-name="P8">Parti Interessate: <text:span text:style-name="T3">Organizzatore</text:span></text:p>
      <text:p text:style-name="P8">Pre-condizioni: <text:span text:style-name="T3">L’autore deve essere autenticato come cuoco oppure come personale di servizio</text:span></text:p>
      <text:p text:style-name="P8">Garanzie di successo o post-condizioni: <text:span text:style-name="T3">L’attore primario ha indicato la propria disponibilità su uno o più turni inseriti nel calendario</text:span></text:p>
      <text:p text:style-name="Heading_20_1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<text:bookmark text:name="_p0004dld5iri"/># </text:p>
          </table:table-cell>
          <table:table-cell table:style-name="Table1.B1" office:value-type="string">
            <text:p text:style-name="P19"><text:bookmark text:name="_p0004dld5iri1"/>Attore</text:p>
          </table:table-cell>
          <table:table-cell table:style-name="Table1.B1" office:value-type="string">
            <text:p text:style-name="P19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27"><text:bookmark text:name="_pa0e6zrbleih"/>1.</text:p>
          </table:table-cell>
          <table:table-cell table:style-name="Table1.B2" office:value-type="string">
            <text:p text:style-name="P14">Consulta il calendario degli eventi, <text:span text:style-name="T4">opzionalmente</text:span> specificando dei criteri di selezione</text:p>
          </table:table-cell>
          <table:table-cell table:style-name="Table1.C2" office:value-type="string">
            <text:p text:style-name="P14">Restituisce tutti i turni (ricorrenti e non) e i gruppi di turni che rispettano i parametri di ricerca</text:p>
          </table:table-cell>
        </table:table-row>
        <table:table-row table:style-name="Table1.1">
          <table:table-cell table:style-name="Table1.A3" office:value-type="string">
            <text:p text:style-name="P27"><text:bookmark text:name="_pa0e6zrbleih1"/>2.</text:p>
          </table:table-cell>
          <table:table-cell table:style-name="Table1.B3" office:value-type="string">
            <text:p text:style-name="P14">Indica la propria disponibilità su un turno oppure su un gruppo di turni</text:p>
          </table:table-cell>
          <table:table-cell table:style-name="Table1.C3" office:value-type="string">
            <text:p text:style-name="P3">Registra l’informazione</text:p>
          </table:table-cell>
        </table:table-row>
        <table:table-row table:style-name="Table1.1">
          <table:table-cell table:style-name="Table1.A4" office:value-type="string">
            <text:p text:style-name="P25"><text:bookmark text:name="_pa0e6zrbleih2"/></text:p>
          </table:table-cell>
          <table:table-cell table:style-name="Table1.B4" office:value-type="string">
            <text:p text:style-name="P11">Ripete il passo 2 finché non è soddisfatto</text:p>
          </table:table-cell>
          <table:table-cell table:style-name="Table1.C4" office:value-type="string">
            <text:p text:style-name="P1"/>
          </table:table-cell>
        </table:table-row>
        <table:table-row table:style-name="Table1.1">
          <table:table-cell table:style-name="Table1.A5" office:value-type="string">
            <text:p text:style-name="P25"><text:bookmark text:name="_pa0e6zrbleih3"/></text:p>
          </table:table-cell>
          <table:table-cell table:style-name="Table1.B5" office:value-type="string">
            <text:p text:style-name="P10">Se vuole torna al passo 1 per cercare altri turni sul calendario, altrimenti termina</text:p>
          </table:table-cell>
          <table:table-cell table:style-name="Table1.C5" office:value-type="string">
            <text:p text:style-name="P2"/>
          </table:table-cell>
        </table:table-row>
      </table:table>
      <text:p text:style-name="P40"/>
      <text:p text:style-name="P44"/>
      <text:p text:style-name="P44"/>
      <text:p text:style-name="P44"/>
      <text:p text:style-name="P44"/>
      <text:p text:style-name="P37"><text:soft-page-break/><text:span text:style-name="T11">Eccezione</text:span> <text:span text:style-name="T10">2</text:span><text:span text:style-name="T2">.</text:span><text:span text:style-name="T10">1a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3"><text:bookmark text:name="_c1spi84yq2kg2"/># </text:p>
          </table:table-cell>
          <table:table-cell table:style-name="Table4.B1" office:value-type="string">
            <text:p text:style-name="P20"><text:bookmark text:name="_ltt8uo9pou4l2"/>Attore</text:p>
          </table:table-cell>
          <table:table-cell table:style-name="Table4.B1" office:value-type="string">
            <text:p text:style-name="P20"><text:bookmark text:name="_xacqr114gae2"/>Sistema</text:p>
          </table:table-cell>
        </table:table-row>
        <table:table-row table:style-name="Table4.1">
          <table:table-cell table:style-name="Table4.A2" office:value-type="string">
            <text:p text:style-name="P30">2.1<text:span text:style-name="T5">a</text:span>.1</text:p>
          </table:table-cell>
          <table:table-cell table:style-name="Table4.B2" office:value-type="string">
            <text:p text:style-name="P15">Indica la propria disponibilità su un turno oppure su un gruppo di turni</text:p>
          </table:table-cell>
          <table:table-cell table:style-name="Table4.C2" office:value-type="string">
            <text:p text:style-name="P4">L’attore è autenticato come Personale di servizio e indica la disponibilità su un turno preparatorio</text:p>
          </table:table-cell>
        </table:table-row>
        <table:table-row table:style-name="Table4.1">
          <table:table-cell table:style-name="Table4.A3" office:value-type="string">
            <text:p text:style-name="P28"/>
          </table:table-cell>
          <table:table-cell table:style-name="Table4.B3" office:value-type="string">
            <text:p text:style-name="P12">Termina il caso d’uso</text:p>
          </table:table-cell>
          <table:table-cell table:style-name="Table4.C3" office:value-type="string">
            <text:p text:style-name="P34"/>
          </table:table-cell>
        </table:table-row>
      </table:table>
      <text:p text:style-name="P37"><text:span text:style-name="T11">Eccezione</text:span> <text:span text:style-name="T10">2</text:span><text:span text:style-name="T2">.</text:span><text:span text:style-name="T10">1</text:span><text:span text:style-name="T11">b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3"><text:bookmark text:name="_c1spi84yq2kg21"/># </text:p>
          </table:table-cell>
          <table:table-cell table:style-name="Table5.B1" office:value-type="string">
            <text:p text:style-name="P20"><text:bookmark text:name="_ltt8uo9pou4l21"/>Attore</text:p>
          </table:table-cell>
          <table:table-cell table:style-name="Table5.B1" office:value-type="string">
            <text:p text:style-name="P20"><text:bookmark text:name="_xacqr114gae21"/>Sistema</text:p>
          </table:table-cell>
        </table:table-row>
        <table:table-row table:style-name="Table5.1">
          <table:table-cell table:style-name="Table5.A2" office:value-type="string">
            <text:p text:style-name="P30">2.1<text:span text:style-name="T7">b</text:span>.1</text:p>
          </table:table-cell>
          <table:table-cell table:style-name="Table5.B2" office:value-type="string">
            <text:p text:style-name="P15">Indica la propria disponibilità su un turno oppure su un gruppo di turni</text:p>
          </table:table-cell>
          <table:table-cell table:style-name="Table5.C2" office:value-type="string">
            <text:p text:style-name="P4">Il turno specificato è nel passato</text:p>
          </table:table-cell>
        </table:table-row>
        <table:table-row table:style-name="Table5.1">
          <table:table-cell table:style-name="Table5.A3" office:value-type="string">
            <text:p text:style-name="P28"/>
          </table:table-cell>
          <table:table-cell table:style-name="Table5.B3" office:value-type="string">
            <text:p text:style-name="P12">Termina il caso d’uso</text:p>
          </table:table-cell>
          <table:table-cell table:style-name="Table5.C3" office:value-type="string">
            <text:p text:style-name="P34"/>
          </table:table-cell>
        </table:table-row>
      </table:table>
      <text:p text:style-name="P38"><text:span text:style-name="T11">Eccezione</text:span> <text:span text:style-name="T10">2</text:span><text:span text:style-name="T2">.</text:span><text:span text:style-name="T10">1</text:span><text:span text:style-name="T12">c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4"><text:bookmark text:name="_c1spi84yq2kg213"/># </text:p>
          </table:table-cell>
          <table:table-cell table:style-name="Table11.B1" office:value-type="string">
            <text:p text:style-name="P21"><text:bookmark text:name="_ltt8uo9pou4l213"/>Attore</text:p>
          </table:table-cell>
          <table:table-cell table:style-name="Table11.B1" office:value-type="string">
            <text:p text:style-name="P21"><text:bookmark text:name="_xacqr114gae213"/>Sistema</text:p>
          </table:table-cell>
        </table:table-row>
        <table:table-row table:style-name="Table11.1">
          <table:table-cell table:style-name="Table11.A2" office:value-type="string">
            <text:p text:style-name="P31">2.1<text:span text:style-name="T8">c</text:span>.1</text:p>
          </table:table-cell>
          <table:table-cell table:style-name="Table11.B2" office:value-type="string">
            <text:p text:style-name="P16">Indica la propria disponibilità su un turno oppure su un gruppo di turni</text:p>
          </table:table-cell>
          <table:table-cell table:style-name="Table11.C2" office:value-type="string">
            <text:p text:style-name="P6">Si è oltre la data di <text:span text:style-name="T4">scadenza per la modifica della disponibilità</text:span> specificata per il turno</text:p>
          </table:table-cell>
        </table:table-row>
        <table:table-row table:style-name="Table11.1">
          <table:table-cell table:style-name="Table11.A3" office:value-type="string">
            <text:p text:style-name="P29"/>
          </table:table-cell>
          <table:table-cell table:style-name="Table11.B3" office:value-type="string">
            <text:p text:style-name="P13">Termina il caso d’uso</text:p>
          </table:table-cell>
          <table:table-cell table:style-name="Table11.C3" office:value-type="string">
            <text:p text:style-name="P35"/>
          </table:table-cell>
        </table:table-row>
      </table:table>
      <text:p text:style-name="P37"><text:span text:style-name="T11">Eccezione</text:span> <text:span text:style-name="T10">2</text:span><text:span text:style-name="T2">.</text:span><text:span text:style-name="T10">1</text:span><text:span text:style-name="T12">d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3"><text:bookmark text:name="_c1spi84yq2kg22"/># </text:p>
          </table:table-cell>
          <table:table-cell table:style-name="Table6.B1" office:value-type="string">
            <text:p text:style-name="P20"><text:bookmark text:name="_ltt8uo9pou4l22"/>Attore</text:p>
          </table:table-cell>
          <table:table-cell table:style-name="Table6.B1" office:value-type="string">
            <text:p text:style-name="P20"><text:bookmark text:name="_xacqr114gae22"/>Sistema</text:p>
          </table:table-cell>
        </table:table-row>
        <table:table-row table:style-name="Table6.1">
          <table:table-cell table:style-name="Table6.A2" office:value-type="string">
            <text:p text:style-name="P30">2.1<text:span text:style-name="T8">d</text:span>.1</text:p>
          </table:table-cell>
          <table:table-cell table:style-name="Table6.B2" office:value-type="string">
            <text:p text:style-name="P15">Indica la propria disponibilità su un turno oppure su un gruppo di turni</text:p>
          </table:table-cell>
          <table:table-cell table:style-name="Table6.C2" office:value-type="string">
            <text:p text:style-name="P4">Si indica la disponibilità a un turno singolo appartenente a un gruppo di turni</text:p>
          </table:table-cell>
        </table:table-row>
        <table:table-row table:style-name="Table6.1">
          <table:table-cell table:style-name="Table6.A3" office:value-type="string">
            <text:p text:style-name="P28"/>
          </table:table-cell>
          <table:table-cell table:style-name="Table6.B3" office:value-type="string">
            <text:p text:style-name="P12">Termina il caso d’uso</text:p>
          </table:table-cell>
          <table:table-cell table:style-name="Table6.C3" office:value-type="string">
            <text:p text:style-name="P34"/>
          </table:table-cell>
        </table:table-row>
      </table:table>
      <text:p text:style-name="P39"/>
      <text:p text:style-name="P39"/>
      <text:p text:style-name="P36"><text:bookmark text:name="_fmu94t6hev3x"/><text:soft-page-break/>Estensione <text:span text:style-name="T2">1</text:span>a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2"><text:bookmark text:name="_c1spi84yq2kg"/># </text:p>
          </table:table-cell>
          <table:table-cell table:style-name="Table2.B1" office:value-type="string">
            <text:p text:style-name="P19"><text:bookmark text:name="_ltt8uo9pou4l"/>Attore</text:p>
          </table:table-cell>
          <table:table-cell table:style-name="Table2.B1" office:value-type="string">
            <text:p text:style-name="P19"><text:bookmark text:name="_xacqr114gae"/>Sistema</text:p>
          </table:table-cell>
        </table:table-row>
        <table:table-row table:style-name="Table2.1">
          <table:table-cell table:style-name="Table2.A2" office:value-type="string">
            <text:p text:style-name="P26"><text:bookmark text:name="_c0uwha9afulj"/><text:span text:style-name="T2">1</text:span><text:span text:style-name="T6">a</text:span><text:span text:style-name="T2">.1</text:span></text:p>
          </table:table-cell>
          <table:table-cell table:style-name="Table2.B2" office:value-type="string">
            <text:p text:style-name="P14">Consulta i turni a cui ha già dato disponibilità</text:p>
          </table:table-cell>
          <table:table-cell table:style-name="Table2.C2" office:value-type="string">
            <text:p text:style-name="P3">Restituisce la lista di turni (ricorrenti e non) e gruppi di turni per cui ha precedentemente indicato la disponibilità</text:p>
          </table:table-cell>
        </table:table-row>
        <table:table-row table:style-name="Table2.1">
          <table:table-cell table:style-name="Table2.A3" office:value-type="string">
            <text:p text:style-name="P27"><text:bookmark text:name="_c0uwha9afulj1"/>1<text:span text:style-name="T5">a</text:span>.2</text:p>
          </table:table-cell>
          <table:table-cell table:style-name="Table2.B3" office:value-type="string">
            <text:p text:style-name="P17">Rimuove la disponibilità da un turno o gruppo di turni</text:p>
          </table:table-cell>
          <table:table-cell table:style-name="Table2.C3" office:value-type="string">
            <text:p text:style-name="P33">Registra l’informazione</text:p>
            <text:p text:style-name="P33"/>
          </table:table-cell>
        </table:table-row>
        <table:table-row table:style-name="Table2.1">
          <table:table-cell table:style-name="Table2.A5" office:value-type="string">
            <text:p text:style-name="P27"/>
          </table:table-cell>
          <table:table-cell table:style-name="Table2.B5" office:value-type="string">
            <text:p text:style-name="P11">Ripete il passo 2 finché non è soddisfatto</text:p>
          </table:table-cell>
          <table:table-cell table:style-name="Table2.C5" office:value-type="string">
            <text:p text:style-name="P14"/>
          </table:table-cell>
        </table:table-row>
        <table:table-row table:style-name="Table2.1">
          <table:table-cell table:style-name="Table2.A5" office:value-type="string">
            <text:p text:style-name="P27"/>
          </table:table-cell>
          <table:table-cell table:style-name="Table2.B5" office:value-type="string">
            <text:p text:style-name="P46">Se vuole torna al passo 1 per cercare altri turni sul calendario, altrimenti termina</text:p>
          </table:table-cell>
          <table:table-cell table:style-name="Table2.C5" office:value-type="string">
            <text:p text:style-name="P14"/>
          </table:table-cell>
        </table:table-row>
      </table:table>
      <text:p text:style-name="P38"><text:span text:style-name="T11">Eccezione</text:span> <text:span text:style-name="T12">1</text:span><text:span text:style-name="T9">a</text:span><text:span text:style-name="T12">.2.1a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4"><text:bookmark text:name="_c1spi84yq2kg212"/># </text:p>
          </table:table-cell>
          <table:table-cell table:style-name="Table7.B1" office:value-type="string">
            <text:p text:style-name="P21"><text:bookmark text:name="_ltt8uo9pou4l212"/>Attore</text:p>
          </table:table-cell>
          <table:table-cell table:style-name="Table7.B1" office:value-type="string">
            <text:p text:style-name="P21"><text:bookmark text:name="_xacqr114gae212"/>Sistema</text:p>
          </table:table-cell>
        </table:table-row>
        <table:table-row table:style-name="Table7.1">
          <table:table-cell table:style-name="Table7.A2" office:value-type="string">
            <text:p text:style-name="P32">1<text:span text:style-name="T5">a</text:span>.2.1a.1</text:p>
          </table:table-cell>
          <table:table-cell table:style-name="Table7.B2" office:value-type="string">
            <text:p text:style-name="P18">Rimuove la disponibilità da un turno o gruppo di turni</text:p>
          </table:table-cell>
          <table:table-cell table:style-name="Table7.C2" office:value-type="string">
            <text:p text:style-name="P5">Il turno specificato è nel passato</text:p>
          </table:table-cell>
        </table:table-row>
        <table:table-row table:style-name="Table7.1">
          <table:table-cell table:style-name="Table7.A3" office:value-type="string">
            <text:p text:style-name="P29"/>
          </table:table-cell>
          <table:table-cell table:style-name="Table7.B3" office:value-type="string">
            <text:p text:style-name="P13">Termina il caso d’uso</text:p>
          </table:table-cell>
          <table:table-cell table:style-name="Table7.C3" office:value-type="string">
            <text:p text:style-name="P35"/>
          </table:table-cell>
        </table:table-row>
      </table:table>
      <text:p text:style-name="P38"><text:span text:style-name="T11">Eccezione</text:span> <text:span text:style-name="T12">1</text:span><text:span text:style-name="T9">a</text:span><text:span text:style-name="T12">.2.1b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4"><text:bookmark text:name="_c1spi84yq2kg2121"/># </text:p>
          </table:table-cell>
          <table:table-cell table:style-name="Table8.B1" office:value-type="string">
            <text:p text:style-name="P21"><text:bookmark text:name="_ltt8uo9pou4l2121"/>Attore</text:p>
          </table:table-cell>
          <table:table-cell table:style-name="Table8.B1" office:value-type="string">
            <text:p text:style-name="P21"><text:bookmark text:name="_xacqr114gae2121"/>Sistema</text:p>
          </table:table-cell>
        </table:table-row>
        <table:table-row table:style-name="Table8.1">
          <table:table-cell table:style-name="Table8.A2" office:value-type="string">
            <text:p text:style-name="P32">1<text:span text:style-name="T5">a</text:span>.2.1b.1</text:p>
          </table:table-cell>
          <table:table-cell table:style-name="Table8.B2" office:value-type="string">
            <text:p text:style-name="P18">Rimuove la disponibilità da un turno o gruppo di turni</text:p>
          </table:table-cell>
          <table:table-cell table:style-name="Table8.C2" office:value-type="string">
            <text:p text:style-name="P6">Si è oltre la data di <text:span text:style-name="T4">scadenza per la modifica della disponibilità</text:span> specificata per il turno</text:p>
          </table:table-cell>
        </table:table-row>
        <table:table-row table:style-name="Table8.1">
          <table:table-cell table:style-name="Table8.A3" office:value-type="string">
            <text:p text:style-name="P29"/>
          </table:table-cell>
          <table:table-cell table:style-name="Table8.B3" office:value-type="string">
            <text:p text:style-name="P13">Termina il caso d’uso</text:p>
          </table:table-cell>
          <table:table-cell table:style-name="Table8.C3" office:value-type="string">
            <text:p text:style-name="P35"/>
          </table:table-cell>
        </table:table-row>
      </table:table>
      <text:p text:style-name="P38"><text:span text:style-name="T11">Eccezione</text:span> <text:span text:style-name="T12">1</text:span><text:span text:style-name="T9">a</text:span><text:span text:style-name="T12">.2.1c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4"><text:bookmark text:name="_c1spi84yq2kg2122"/># </text:p>
          </table:table-cell>
          <table:table-cell table:style-name="Table9.B1" office:value-type="string">
            <text:p text:style-name="P21"><text:bookmark text:name="_ltt8uo9pou4l2122"/>Attore</text:p>
          </table:table-cell>
          <table:table-cell table:style-name="Table9.B1" office:value-type="string">
            <text:p text:style-name="P21"><text:bookmark text:name="_xacqr114gae2122"/>Sistema</text:p>
          </table:table-cell>
        </table:table-row>
        <table:table-row table:style-name="Table9.1">
          <table:table-cell table:style-name="Table9.A2" office:value-type="string">
            <text:p text:style-name="P32">1<text:span text:style-name="T5">a</text:span>.2.1c.1</text:p>
          </table:table-cell>
          <table:table-cell table:style-name="Table9.B2" office:value-type="string">
            <text:p text:style-name="P18">Rimuove la disponibilità da un turno o gruppo di turni</text:p>
          </table:table-cell>
          <table:table-cell table:style-name="Table9.C2" office:value-type="string">
            <text:p text:style-name="P6">L’attore è già stato assegnato a quel turno dall’organizzatore</text:p>
          </table:table-cell>
        </table:table-row>
        <table:table-row table:style-name="Table9.1">
          <table:table-cell table:style-name="Table9.A3" office:value-type="string">
            <text:p text:style-name="P29"/>
          </table:table-cell>
          <table:table-cell table:style-name="Table9.B3" office:value-type="string">
            <text:p text:style-name="P13">Termina il caso d’uso</text:p>
          </table:table-cell>
          <table:table-cell table:style-name="Table9.C3" office:value-type="string">
            <text:p text:style-name="P35"/>
          </table:table-cell>
        </table:table-row>
      </table:table>
      <text:p text:style-name="P38"><text:span text:style-name="T11">Eccezione</text:span> <text:span text:style-name="T12">1</text:span><text:span text:style-name="T9">a</text:span><text:span text:style-name="T12">.2.1d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4"><text:bookmark text:name="_c1spi84yq2kg2123"/># </text:p>
          </table:table-cell>
          <table:table-cell table:style-name="Table10.B1" office:value-type="string">
            <text:p text:style-name="P21"><text:bookmark text:name="_ltt8uo9pou4l2123"/>Attore</text:p>
          </table:table-cell>
          <table:table-cell table:style-name="Table10.B1" office:value-type="string">
            <text:p text:style-name="P21"><text:bookmark text:name="_xacqr114gae2123"/>Sistema</text:p>
          </table:table-cell>
        </table:table-row>
        <table:table-row table:style-name="Table10.1">
          <table:table-cell table:style-name="Table10.A2" office:value-type="string">
            <text:p text:style-name="P32">1<text:span text:style-name="T5">a</text:span>.2.1d.1</text:p>
          </table:table-cell>
          <table:table-cell table:style-name="Table10.B2" office:value-type="string">
            <text:p text:style-name="P18">Rimuove la disponibilità da un turno o gruppo di turni</text:p>
          </table:table-cell>
          <table:table-cell table:style-name="Table10.C2" office:value-type="string">
            <text:p text:style-name="P5">Si <text:span text:style-name="T13">rimuove</text:span> la disponibilità <text:span text:style-name="T13">d</text:span>a un turno singolo appartenente a un gruppo di turni</text:p>
          </table:table-cell>
        </table:table-row>
        <table:table-row table:style-name="Table10.1">
          <table:table-cell table:style-name="Table10.A3" office:value-type="string">
            <text:p text:style-name="P29"/>
          </table:table-cell>
          <table:table-cell table:style-name="Table10.B3" office:value-type="string">
            <text:p text:style-name="P13">Termina il caso d’uso</text:p>
          </table:table-cell>
          <table:table-cell table:style-name="Table10.C3" office:value-type="string">
            <text:p text:style-name="P35"/>
          </table:table-cell>
        </table:table-row>
      </table:table>
      <text:p text:style-name="P4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2083in" style:contextual-spacing="false" fo:line-height="100%" fo:keep-together="always" fo:keep-with-next="always"/>
      <style:text-properties fo:color="#00615e" loext:opacity="100%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.139in" style:contextual-spacing="false" fo:line-height="100%" fo:text-align="start" style:justify-single-word="false" fo:keep-together="always" fo:keep-with-next="always"/>
      <style:text-properties fo:color="#354d51" loext:opacity="100%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0c3635" loext:opacity="100%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4165in" style:contextual-spacing="false" fo:line-height="100%" fo:text-align="center" style:justify-single-word="false" fo:keep-together="always" fo:keep-with-next="always"/>
      <style:text-properties fo:color="#009a96" loext:opacity="100%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fo:background-color="#ffffff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05-24T16:34:07.818382620</dc:date>
    <meta:editing-duration>PT26M50S</meta:editing-duration>
    <meta:editing-cycles>3</meta:editing-cycles>
    <meta:document-statistic meta:table-count="10" meta:image-count="0" meta:object-count="0" meta:page-count="4" meta:paragraph-count="97" meta:word-count="471" meta:character-count="2867" meta:non-whitespace-character-count="2483"/>
  </office:meta>
</office:document-meta>
</file>